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866in"/>
    </style:style>
    <style:style style:name="co3" style:family="table-column">
      <style:table-column-properties fo:break-before="auto" style:column-width="3.0701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1.1654in"/>
    </style:style>
    <style:style style:name="ro1" style:family="table-row">
      <style:table-row-properties style:row-height="0.3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able-cell-properties fo:border="0.0008in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5" style:family="table-cell" style:parent-style-name="Default">
      <style:table-cell-properties fo:border="0.0008in solid #000000"/>
      <style:text-properties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order="0.0008in solid #000000"/>
    </style:style>
    <style:style style:name="ce7" style:family="table-cell" style:parent-style-name="Default" style:data-style-name="N37">
      <style:table-cell-properties fo:border="0.0008in solid #000000"/>
    </style:style>
    <style:style style:name="ce8" style:family="table-cell" style:parent-style-name="Default" style:data-style-name="N37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008in solid #000000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ANGEL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string">
            <text:p>Pruebas Unitaria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nstalación de equipo con Ubunt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nstalacion de eclipse + Java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Instalacion de eclipse para Android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reacion de cuenta de APP ENGIN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reacion de Hello World en App Engin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reacion de Hello World en Android</text:p>
          </table:table-cell>
        </table:table-row>
      </table:table>
      <table:table table:name="OCTUBRE2011" table:style-name="ta1" table:print="false">
        <table:table-column table:style-name="co2" table:default-cell-style-name="ce4"/>
        <table:table-column table:style-name="co3" table:default-cell-style-name="ce6"/>
        <table:table-column table:style-name="co4" table:default-cell-style-name="ce7"/>
        <table:table-column table:style-name="co4" table:default-cell-style-name="ce8"/>
        <table:table-column table:style-name="co1" table:default-cell-style-name="ce6"/>
        <table:table-column table:style-name="co5" table:default-cell-style-name="ce6"/>
        <table:table-row table:style-name="ro1">
          <table:table-cell table:style-name="ce2" office:value-type="string">
            <text:p>Gestión de tareas Octubre 2011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ce3" office:value-type="string">
            <text:p>ID</text:p>
          </table:table-cell>
          <table:table-cell table:style-name="ce3" office:value-type="string">
            <text:p>TAREA</text:p>
          </table:table-cell>
          <table:table-cell table:style-name="ce3" office:value-type="string">
            <text:p>INICIO</text:p>
          </table:table-cell>
          <table:table-cell table:style-name="ce3" office:value-type="string">
            <text:p>FIN</text:p>
          </table:table-cell>
          <table:table-cell table:style-name="ce9" office:value-type="string">
            <text:p>FINALIZADO</text:p>
          </table:table-cell>
          <table:table-cell table:style-name="ce9" office:value-type="string">
            <text:p>COMENTARIOS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string">
            <text:p>ANEXO A</text:p>
          </table:table-cell>
          <table:table-cell office:value-type="date" office:date-value="2011-09-10">
            <text:p>09/10/11</text:p>
          </table:table-cell>
          <table:table-cell office:value-type="string">
            <text:p>21/10/11</text:p>
          </table:table-cell>
          <table:table-cell table:style-name="ce10"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NSTALACION UBUNTU</text:p>
          </table:table-cell>
          <table:table-cell office:value-type="date" office:date-value="2011-09-10">
            <text:p>09/10/11</text:p>
          </table:table-cell>
          <table:table-cell office:value-type="string">
            <text:p>21/10/11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INSTALACION JAVA</text:p>
          </table:table-cell>
          <table:table-cell office:value-type="date" office:date-value="2011-09-10">
            <text:p>09/10/11</text:p>
          </table:table-cell>
          <table:table-cell office:value-type="string">
            <text:p>21/10/11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INSTALACION LEJOS</text:p>
          </table:table-cell>
          <table:table-cell office:value-type="date" office:date-value="2011-09-10">
            <text:p>09/10/11</text:p>
          </table:table-cell>
          <table:table-cell office:value-type="string">
            <text:p>21/10/11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INSTALACION ECLIPSE</text:p>
          </table:table-cell>
          <table:table-cell office:value-type="date" office:date-value="2011-09-10">
            <text:p>09/10/11</text:p>
          </table:table-cell>
          <table:table-cell office:value-type="string">
            <text:p>21/10/11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INSTALACION LEJOS PLUGIN ECLIPSE</text:p>
          </table:table-cell>
          <table:table-cell office:value-type="date" office:date-value="2011-09-10">
            <text:p>09/10/11</text:p>
          </table:table-cell>
          <table:table-cell office:value-type="string">
            <text:p>21/10/11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REACION DE PROYECTO EN APP ENGINE</text:p>
          </table:table-cell>
          <table:table-cell office:value-type="date" office:date-value="2011-09-10">
            <text:p>09/10/11</text:p>
          </table:table-cell>
          <table:table-cell office:value-type="string">
            <text:p>21/10/11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NSTALACION DE ECLIPSE PARA ANDROID</text:p>
          </table:table-cell>
          <table:table-cell office:value-type="date" office:date-value="2011-09-10">
            <text:p>09/10/11</text:p>
          </table:table-cell>
          <table:table-cell office:value-type="string">
            <text:p>21/10/11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HELLO WORLD EN APP ENGINE</text:p>
          </table:table-cell>
          <table:table-cell office:value-type="date" office:date-value="2011-09-10">
            <text:p>09/10/11</text:p>
          </table:table-cell>
          <table:table-cell office:value-type="string">
            <text:p>21/10/11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HELLO WORLD EN ANDROID</text:p>
          </table:table-cell>
          <table:table-cell office:value-type="date" office:date-value="2011-09-10">
            <text:p>09/10/11</text:p>
          </table:table-cell>
          <table:table-cell office:value-type="string">
            <text:p>21/10/11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ALCULO DE DISTANCIAS</text:p>
          </table:table-cell>
          <table:table-cell office:value-type="date" office:date-value="2011-09-10">
            <text:p>09/10/11</text:p>
          </table:table-cell>
          <table:table-cell office:value-type="string">
            <text:p>21/10/11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PRUEBA DE NAVEGACION PRELIMINAR</text:p>
          </table:table-cell>
          <table:table-cell office:value-type="date" office:date-value="2011-09-10">
            <text:p>09/10/11</text:p>
          </table:table-cell>
          <table:table-cell office:value-type="string">
            <text:p>21/10/11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9">10/09/2011</text:date>, <text:time>19:2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Moral</meta:initial-creator>
    <meta:creation-date>2011-09-17T20:01:55</meta:creation-date>
    <dc:date>2011-10-09T19:26:12</dc:date>
    <dc:creator>Juan Moral</dc:creator>
    <meta:editing-duration>PT01H00M51S</meta:editing-duration>
    <meta:editing-cycles>7</meta:editing-cycles>
    <meta:generator>OpenOffice.org/3.2$Linux OpenOffice.org_project/320m12$Build-9483</meta:generator>
    <meta:document-statistic meta:table-count="2" meta:cell-count="68" meta:object-count="0"/>
  </office:meta>
</office:document-meta>
</file>